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puter Modern" svg:font-family="'Computer Modern'"/>
    <style:font-face style:name="Computer Modern1" svg:font-family="'Computer Modern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0.60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3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7.2000007629395pt" style:font-size-asian="17.2000007629395pt" style:font-size-complex="17.2000007629395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5" style:family="paragraph">
      <loext:graphic-properties draw:fill="none"/>
      <style:paragraph-properties fo:text-align="start" style:writing-mode="lr-tb"/>
      <style:text-properties fo:font-size="9.89999961853027pt" style:font-size-asian="9.89999961853027pt" style:font-size-complex="9.89999961853027pt"/>
    </style:style>
    <style:style style:name="P6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T1" style:family="text">
      <style:text-properties fo:color="#000000" loext:opacity="100%" style:font-name="Computer Modern" fo:font-size="17.2000007629395pt" fo:font-weight="normal" style:font-size-asian="17.2000007629395pt" style:font-weight-asian="normal" style:font-name-complex="Computer Modern" style:font-size-complex="17.2000007629395pt" style:font-weight-complex="normal"/>
    </style:style>
    <style:style style:name="T2" style:family="text">
      <style:text-properties fo:color="#000000" loext:opacity="100%" style:font-name="Computer Modern" fo:font-size="12pt" fo:font-weight="normal" style:font-size-asian="12pt" style:font-weight-asian="normal" style:font-name-complex="Computer Modern" style:font-size-complex="12pt" style:font-weight-complex="normal"/>
    </style:style>
    <style:style style:name="T3" style:family="text">
      <style:text-properties fo:color="#000000" loext:opacity="100%" style:font-name="Computer Modern" fo:font-size="9.89999961853027pt" fo:font-weight="bold" style:font-size-asian="9.89999961853027pt" style:font-weight-asian="bold" style:font-name-complex="Computer Modern" style:font-size-complex="9.89999961853027pt" style:font-weight-complex="bold"/>
    </style:style>
    <style:style style:name="T4" style:family="text">
      <style:text-properties fo:color="#000000" loext:opacity="100%" style:font-name="Computer Modern" fo:font-size="14.3000001907349pt" fo:font-weight="normal" style:font-size-asian="14.3000001907349pt" style:font-weight-asian="normal" style:font-name-complex="Computer Modern" style:font-size-complex="14.3000001907349pt" style:font-weight-complex="normal"/>
    </style:style>
    <style:style style:name="T5" style:family="text">
      <style:text-properties fo:color="#000000" loext:opacity="100%" style:font-name="Computer Modern" fo:font-size="9.89999961853027pt" fo:font-weight="normal" style:font-size-asian="9.89999961853027pt" style:font-weight-asian="normal" style:font-name-complex="Computer Modern" style:font-size-complex="9.89999961853027pt" style:font-weight-complex="normal"/>
    </style:style>
    <style:style style:name="T6" style:family="text">
      <style:text-properties fo:color="#000000" loext:opacity="100%" style:font-name="Computer Modern" fo:font-size="9.89999961853027pt" fo:font-style="italic" fo:font-weight="normal" style:font-size-asian="9.89999961853027pt" style:font-style-asian="italic" style:font-weight-asian="normal" style:font-name-complex="Computer Modern" style:font-size-complex="9.89999961853027pt" style:font-style-complex="italic" style:font-weight-complex="normal"/>
    </style:style>
    <style:style style:name="T7" style:family="text">
      <style:text-properties fo:color="#000000" loext:opacity="100%" style:font-name="Computer Modern" fo:font-size="14.3000001907349pt" fo:font-style="italic" fo:font-weight="normal" style:font-size-asian="14.3000001907349pt" style:font-style-asian="italic" style:font-weight-asian="normal" style:font-name-complex="Computer Modern" style:font-size-complex="14.3000001907349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1.004cm" svg:height="0.708cm" svg:x="5.53cm" svg:y="5.667cm">
          <draw:text-box>
            <text:p text:style-name="P1"><text:span text:style-name="T1">ASSIGNMENT ON LINUX </text:span><text:span text:style-name="T1">COMMANDS</text:span></text:p>
          </draw:text-box>
        </draw:frame>
        <draw:frame draw:style-name="gr2" draw:text-style-name="P3" draw:layer="layout" svg:width="2.072cm" svg:height="0.497cm" svg:x="9.013cm" svg:y="6.858cm">
          <draw:text-box>
            <text:p text:style-name="P1"><text:span text:style-name="T2">D.Sunitha</text:span></text:p>
          </draw:text-box>
        </draw:frame>
        <draw:frame draw:style-name="gr2" draw:text-style-name="P3" draw:layer="layout" svg:width="3.456cm" svg:height="0.497cm" svg:x="9.342cm" svg:y="7.685cm">
          <draw:text-box>
            <text:p text:style-name="P1"><text:span text:style-name="T2">October 4, 2022</text:span></text:p>
          </draw:text-box>
        </draw:frame>
        <draw:frame draw:style-name="gr3" draw:text-style-name="P4" draw:layer="layout" svg:width="3.376cm" svg:height="0.412cm" svg:x="8.8cm" svg:y="8.85cm">
          <draw:text-box>
            <text:p text:style-name="P1"><text:span text:style-name="T3">NAME: D.Sunitha</text:span></text:p>
          </draw:text-box>
        </draw:frame>
        <draw:frame draw:style-name="gr4" draw:text-style-name="P5" draw:layer="layout" svg:width="2.572cm" svg:height="0.412cm" svg:x="10.05cm" svg:y="9.473cm">
          <draw:text-box>
            <text:p text:style-name="P1"><text:span text:style-name="T3">ID:- B192471</text:span></text:p>
          </draw:text-box>
        </draw:frame>
        <draw:frame draw:style-name="gr3" draw:text-style-name="P4" draw:layer="layout" svg:width="3.787cm" svg:height="0.412cm" svg:x="9.05cm" svg:y="9.938cm">
          <draw:text-box>
            <text:p text:style-name="P1"><text:span text:style-name="T3">CLASS:-CSE C2 022</text:span></text:p>
          </draw:text-box>
        </draw:frame>
        <draw:frame draw:style-name="gr5" draw:text-style-name="P6" draw:layer="layout" svg:width="11.157cm" svg:height="0.59cm" svg:x="5.974cm" svg:y="10.384cm">
          <draw:text-box>
            <text:p text:style-name="P1"><text:span text:style-name="T4">1)What is the command used to sort a </text:span><text:span text:style-name="T4">file ?</text:span></text:p>
          </draw:text-box>
        </draw:frame>
        <draw:frame draw:style-name="gr5" draw:text-style-name="P6" draw:layer="layout" svg:width="13.295cm" svg:height="0.59cm" svg:x="5.067cm" svg:y="11.016cm">
          <draw:text-box>
            <text:p text:style-name="P1"><text:span text:style-name="T4">ans:-SORT command is used to sort a </text:span><text:span text:style-name="T4">file, arranging</text:span></text:p>
          </draw:text-box>
        </draw:frame>
        <draw:frame draw:style-name="gr5" draw:text-style-name="P6" draw:layer="layout" svg:width="8.282cm" svg:height="0.59cm" svg:x="7.229cm" svg:y="11.649cm">
          <draw:text-box>
            <text:p text:style-name="P1"><text:span text:style-name="T4">the records in a particular order.</text:span></text:p>
          </draw:text-box>
        </draw:frame>
        <draw:frame draw:style-name="gr5" draw:text-style-name="P6" draw:layer="layout" svg:width="12.389cm" svg:height="0.59cm" svg:x="5.445cm" svg:y="12.281cm">
          <draw:text-box>
            <text:p text:style-name="P1"><text:span text:style-name="T4">2)How will you find which operating </text:span><text:span text:style-name="T4">system your</text:span></text:p>
          </draw:text-box>
        </draw:frame>
        <draw:frame draw:style-name="gr5" draw:text-style-name="P6" draw:layer="layout" svg:width="6.835cm" svg:height="0.59cm" svg:x="7.852cm" svg:y="12.914cm">
          <draw:text-box>
            <text:p text:style-name="P1"><text:span text:style-name="T4">system is running on unix?</text:span></text:p>
          </draw:text-box>
        </draw:frame>
        <draw:frame draw:style-name="gr5" draw:text-style-name="P6" draw:layer="layout" svg:width="13.574cm" svg:height="0.59cm" svg:x="4.992cm" svg:y="13.547cm">
          <draw:text-box>
            <text:p text:style-name="P1"><text:span text:style-name="T4">ans:-Opening terminal and then typing </text:span><text:span text:style-name="T4">the command</text:span></text:p>
          </draw:text-box>
        </draw:frame>
        <draw:frame draw:style-name="gr5" draw:text-style-name="P6" draw:layer="layout" svg:width="12.511cm" svg:height="0.59cm" svg:x="5.423cm" svg:y="14.179cm">
          <draw:text-box>
            <text:p text:style-name="P1"><text:span text:style-name="T4">”</text:span><text:span text:style-name="T4">uname -a” will display the operating </text:span><text:span text:style-name="T4">system our</text:span></text:p>
          </draw:text-box>
        </draw:frame>
        <draw:frame draw:style-name="gr5" draw:text-style-name="P6" draw:layer="layout" svg:width="6.695cm" svg:height="0.59cm" svg:x="7.894cm" svg:y="14.812cm">
          <draw:text-box>
            <text:p text:style-name="P1"><text:span text:style-name="T4">system is running in linux.</text:span></text:p>
          </draw:text-box>
        </draw:frame>
        <draw:frame draw:style-name="gr5" draw:text-style-name="P6" draw:layer="layout" svg:width="13.265cm" svg:height="0.59cm" svg:x="5.104cm" svg:y="15.445cm">
          <draw:text-box>
            <text:p text:style-name="P1"><text:span text:style-name="T4">3)which character you will append to a </text:span><text:span text:style-name="T4">command to</text:span></text:p>
          </draw:text-box>
        </draw:frame>
        <draw:frame draw:style-name="gr5" draw:text-style-name="P6" draw:layer="layout" svg:width="8.037cm" svg:height="0.59cm" svg:x="7.379cm" svg:y="16.077cm">
          <draw:text-box>
            <text:p text:style-name="P1"><text:span text:style-name="T4">run the process in background?</text:span></text:p>
          </draw:text-box>
        </draw:frame>
        <draw:frame draw:style-name="gr5" draw:text-style-name="P6" draw:layer="layout" svg:width="11.546cm" svg:height="0.59cm" svg:x="4.905cm" svg:y="16.71cm">
          <draw:text-box>
            <text:p text:style-name="P1"><text:span text:style-name="T4">ans:-By appending an ampersand </text:span><text:span text:style-name="T4">character (</text:span></text:p>
          </draw:text-box>
        </draw:frame>
        <draw:frame draw:style-name="gr5" draw:text-style-name="P6" draw:layer="layout" svg:width="1.865cm" svg:height="0.59cm" svg:x="15.007cm" svg:y="16.71cm">
          <draw:text-box>
            <text:p text:style-name="P1"><text:span text:style-name="T4">) to the</text:span></text:p>
          </draw:text-box>
        </draw:frame>
        <draw:frame draw:style-name="gr5" draw:text-style-name="P6" draw:layer="layout" svg:width="5.725cm" svg:height="0.59cm" svg:x="8.392cm" svg:y="17.342cm">
          <draw:text-box>
            <text:p text:style-name="P1"><text:span text:style-name="T4">end of the commands.</text:span></text:p>
          </draw:text-box>
        </draw:frame>
        <draw:frame draw:style-name="gr5" draw:text-style-name="P6" draw:layer="layout" svg:width="12.38cm" svg:height="0.59cm" svg:x="5.473cm" svg:y="17.975cm">
          <draw:text-box>
            <text:p text:style-name="P1"><text:span text:style-name="T4">4)How do you see command line history </text:span><text:span text:style-name="T4">in unix?</text:span></text:p>
          </draw:text-box>
        </draw:frame>
        <draw:frame draw:style-name="gr5" draw:text-style-name="P6" draw:layer="layout" svg:width="8.329cm" svg:height="0.59cm" svg:x="7.183cm" svg:y="18.608cm">
          <draw:text-box>
            <text:p text:style-name="P1"><text:span text:style-name="T4">ans:-By typing History command</text:span></text:p>
          </draw:text-box>
        </draw:frame>
        <draw:frame draw:style-name="gr5" draw:text-style-name="P6" draw:layer="layout" svg:width="13.502cm" svg:height="0.59cm" svg:x="5.01cm" svg:y="19.24cm">
          <draw:text-box>
            <text:p text:style-name="P1"><text:span text:style-name="T4">5)How do you find which process is </text:span><text:span text:style-name="T4">taking how much</text:span></text:p>
          </draw:text-box>
        </draw:frame>
        <draw:frame draw:style-name="gr5" draw:text-style-name="P6" draw:layer="layout" svg:width="1.196cm" svg:height="0.59cm" svg:x="10.279cm" svg:y="19.873cm">
          <draw:text-box>
            <text:p text:style-name="P1"><text:span text:style-name="T4">cpu?</text:span></text:p>
          </draw:text-box>
        </draw:frame>
        <draw:frame draw:style-name="gr5" draw:text-style-name="P6" draw:layer="layout" svg:width="13.879cm" svg:height="0.59cm" svg:x="4.803cm" svg:y="20.506cm">
          <draw:text-box>
            <text:p text:style-name="P1"><text:span text:style-name="T4">ans:-The vmstat command will display </text:span><text:span text:style-name="T4">the information</text:span></text:p>
          </draw:text-box>
        </draw:frame>
        <draw:frame draw:style-name="gr5" draw:text-style-name="P6" draw:layer="layout" svg:width="13.765cm" svg:height="0.59cm" svg:x="4.851cm" svg:y="21.138cm">
          <draw:text-box>
            <text:p text:style-name="P1"><text:span text:style-name="T4">about system processes, memory, swap, </text:span><text:span text:style-name="T4">I/O, and CPU</text:span></text:p>
          </draw:text-box>
        </draw:frame>
        <draw:frame draw:style-name="gr5" draw:text-style-name="P6" draw:layer="layout" svg:width="3.423cm" svg:height="0.59cm" svg:x="5.065cm" svg:y="21.771cm">
          <draw:text-box>
            <text:p text:style-name="P1"><text:span text:style-name="T4">performance.</text:span></text:p>
          </draw:text-box>
        </draw:frame>
        <draw:frame draw:style-name="gr5" draw:text-style-name="P6" draw:layer="layout" svg:width="9.883cm" svg:height="0.59cm" svg:x="8.093cm" svg:y="21.771cm">
          <draw:text-box>
            <text:p text:style-name="P1"><text:span text:style-name="T4">It will display the average details since</text:span></text:p>
          </draw:text-box>
        </draw:frame>
        <draw:frame draw:style-name="gr5" draw:text-style-name="P6" draw:layer="layout" svg:width="3.897cm" svg:height="0.59cm" svg:x="9.115cm" svg:y="22.403cm">
          <draw:text-box>
            <text:p text:style-name="P1"><text:span text:style-name="T4">the last reboot.</text:span></text:p>
          </draw:text-box>
        </draw:frame>
        <draw:frame draw:style-name="gr5" draw:text-style-name="P6" draw:layer="layout" svg:width="13.79cm" svg:height="0.59cm" svg:x="4.929cm" svg:y="23.036cm">
          <draw:text-box>
            <text:p text:style-name="P1"><text:span text:style-name="T4">6)How do you check how much space is </text:span><text:span text:style-name="T4">left in current</text:span></text:p>
          </draw:text-box>
        </draw:frame>
        <draw:frame draw:style-name="gr3" draw:text-style-name="P4" draw:layer="layout" svg:width="0.35cm" svg:height="0.412cm" svg:x="10.694cm" svg:y="24.461cm">
          <draw:text-box>
            <text:p text:style-name="P1"><text:span text:style-name="T5">1</text:span></text:p>
          </draw:text-box>
        </draw:frame>
      </draw:page>
      <draw:page draw:name="page2" draw:style-name="dp1" draw:master-page-name="master-page30">
        <draw:frame draw:style-name="gr5" draw:text-style-name="P6" draw:layer="layout" svg:width="1.556cm" svg:height="0.59cm" svg:x="10.128cm" svg:y="4.285cm">
          <draw:text-box>
            <text:p text:style-name="P1"><text:span text:style-name="T4">drive?</text:span></text:p>
          </draw:text-box>
        </draw:frame>
        <draw:frame draw:style-name="gr5" draw:text-style-name="P6" draw:layer="layout" svg:width="1.755cm" svg:height="0.59cm" svg:x="10.058cm" svg:y="4.917cm">
          <draw:text-box>
            <text:p text:style-name="P1"><text:span text:style-name="T4">ans:-df</text:span></text:p>
          </draw:text-box>
        </draw:frame>
        <draw:frame draw:style-name="gr5" draw:text-style-name="P6" draw:layer="layout" svg:width="12.782cm" svg:height="0.59cm" svg:x="5.321cm" svg:y="5.55cm">
          <draw:text-box>
            <text:p text:style-name="P1"><text:span text:style-name="T4">7)Which command is used to count the </text:span><text:span text:style-name="T4">number of</text:span></text:p>
          </draw:text-box>
        </draw:frame>
        <draw:frame draw:style-name="gr5" draw:text-style-name="P6" draw:layer="layout" svg:width="5.006cm" svg:height="0.59cm" svg:x="8.674cm" svg:y="6.182cm">
          <draw:text-box>
            <text:p text:style-name="P1"><text:span text:style-name="T4">characters in a file?</text:span></text:p>
          </draw:text-box>
        </draw:frame>
        <draw:frame draw:style-name="gr5" draw:text-style-name="P6" draw:layer="layout" svg:width="5.484cm" svg:height="0.59cm" svg:x="8.488cm" svg:y="6.815cm">
          <draw:text-box>
            <text:p text:style-name="P1"><text:span text:style-name="T4">ans:-wc -m command</text:span></text:p>
          </draw:text-box>
        </draw:frame>
        <draw:frame draw:style-name="gr5" draw:text-style-name="P6" draw:layer="layout" svg:width="13.456cm" svg:height="0.59cm" svg:x="5.072cm" svg:y="7.448cm">
          <draw:text-box>
            <text:p text:style-name="P1"><text:span text:style-name="T4">8)Which command is used to determine </text:span><text:span text:style-name="T4">the size of a</text:span></text:p>
          </draw:text-box>
        </draw:frame>
        <draw:frame draw:style-name="gr5" draw:text-style-name="P6" draw:layer="layout" svg:width="4.417cm" svg:height="0.59cm" svg:x="8.848cm" svg:y="8.08cm">
          <draw:text-box>
            <text:p text:style-name="P1"><text:span text:style-name="T4">directory in unix?</text:span></text:p>
          </draw:text-box>
        </draw:frame>
        <draw:frame draw:style-name="gr5" draw:text-style-name="P6" draw:layer="layout" svg:width="14.019cm" svg:height="0.59cm" svg:x="4.815cm" svg:y="8.713cm">
          <draw:text-box>
            <text:p text:style-name="P1"><text:span text:style-name="T4">ans:-du command9)Which switch is used </text:span><text:span text:style-name="T4">for displaying</text:span></text:p>
          </draw:text-box>
        </draw:frame>
        <draw:frame draw:style-name="gr5" draw:text-style-name="P6" draw:layer="layout" svg:width="13.358cm" svg:height="0.59cm" svg:x="5.109cm" svg:y="9.346cm">
          <draw:text-box>
            <text:p text:style-name="P1"><text:span text:style-name="T4">the result of a command in human </text:span><text:span text:style-name="T4">readable format?</text:span></text:p>
          </draw:text-box>
        </draw:frame>
        <draw:frame draw:style-name="gr5" draw:text-style-name="P6" draw:layer="layout" svg:width="5.116cm" svg:height="0.59cm" svg:x="8.626cm" svg:y="9.978cm">
          <draw:text-box>
            <text:p text:style-name="P1"><text:span text:style-name="T4">ans:-df -h command</text:span></text:p>
          </draw:text-box>
        </draw:frame>
        <draw:frame draw:style-name="gr5" draw:text-style-name="P6" draw:layer="layout" svg:width="12.499cm" svg:height="0.59cm" svg:x="5.382cm" svg:y="10.611cm">
          <draw:text-box>
            <text:p text:style-name="P1"><text:span text:style-name="T4">10)Which command is used to list all the </text:span><text:span text:style-name="T4">running</text:span></text:p>
          </draw:text-box>
        </draw:frame>
        <draw:frame draw:style-name="gr5" draw:text-style-name="P6" draw:layer="layout" svg:width="2.817cm" svg:height="0.59cm" svg:x="9.676cm" svg:y="11.243cm">
          <draw:text-box>
            <text:p text:style-name="P1"><text:span text:style-name="T4">processes?</text:span></text:p>
          </draw:text-box>
        </draw:frame>
        <draw:frame draw:style-name="gr5" draw:text-style-name="P6" draw:layer="layout" svg:width="4.595cm" svg:height="0.59cm" svg:x="8.86cm" svg:y="11.876cm">
          <draw:text-box>
            <text:p text:style-name="P1"><text:span text:style-name="T4">ans:-top coomand</text:span></text:p>
          </draw:text-box>
        </draw:frame>
        <draw:frame draw:style-name="gr5" draw:text-style-name="P6" draw:layer="layout" svg:width="13.621cm" svg:height="0.59cm" svg:x="4.976cm" svg:y="12.509cm">
          <draw:text-box>
            <text:p text:style-name="P1"><text:span text:style-name="T4">11)Which command is used to show real </text:span><text:span text:style-name="T4">time view of</text:span></text:p>
          </draw:text-box>
        </draw:frame>
        <draw:frame draw:style-name="gr5" draw:text-style-name="P6" draw:layer="layout" svg:width="5.929cm" svg:height="0.59cm" svg:x="8.327cm" svg:y="13.141cm">
          <draw:text-box>
            <text:p text:style-name="P1"><text:span text:style-name="T4">the running processes?</text:span></text:p>
          </draw:text-box>
        </draw:frame>
        <draw:frame draw:style-name="gr5" draw:text-style-name="P6" draw:layer="layout" svg:width="4.54cm" svg:height="0.59cm" svg:x="8.907cm" svg:y="13.774cm">
          <draw:text-box>
            <text:p text:style-name="P1"><text:span text:style-name="T4">ans:-ps command</text:span></text:p>
          </draw:text-box>
        </draw:frame>
        <draw:frame draw:style-name="gr5" draw:text-style-name="P6" draw:layer="layout" svg:width="13.938cm" svg:height="0.59cm" svg:x="4.897cm" svg:y="14.407cm">
          <draw:text-box>
            <text:p text:style-name="P1"><text:span text:style-name="T4">12)Which of the commands is used to </text:span><text:span text:style-name="T4">compress a file?</text:span></text:p>
          </draw:text-box>
        </draw:frame>
        <draw:frame draw:style-name="gr5" draw:text-style-name="P6" draw:layer="layout" svg:width="5.937cm" svg:height="0.59cm" svg:x="8.254cm" svg:y="15.039cm">
          <draw:text-box>
            <text:p text:style-name="P1"><text:span text:style-name="T4">ans:-zip, gzip, bzip2,xz.</text:span></text:p>
          </draw:text-box>
        </draw:frame>
        <draw:frame draw:style-name="gr5" draw:text-style-name="P6" draw:layer="layout" svg:width="14.192cm" svg:height="0.59cm" svg:x="4.757cm" svg:y="15.672cm">
          <draw:text-box>
            <text:p text:style-name="P1"><text:span text:style-name="T4">13)Which command is used to delete a </text:span><text:span text:style-name="T4">empty directory</text:span></text:p>
          </draw:text-box>
        </draw:frame>
        <draw:frame draw:style-name="gr5" draw:text-style-name="P6" draw:layer="layout" svg:width="6.085cm" svg:height="0.59cm" svg:x="8.235cm" svg:y="16.304cm">
          <draw:text-box>
            <text:p text:style-name="P1"><text:span text:style-name="T4">hierarchy of directory’ ?</text:span></text:p>
          </draw:text-box>
        </draw:frame>
        <draw:frame draw:style-name="gr5" draw:text-style-name="P6" draw:layer="layout" svg:width="7.025cm" svg:height="0.59cm" svg:x="7.807cm" svg:y="16.937cm">
          <draw:text-box>
            <text:p text:style-name="P1"><text:span text:style-name="T4">ans:-rm -r ¡directory name¿</text:span></text:p>
          </draw:text-box>
        </draw:frame>
        <draw:frame draw:style-name="gr5" draw:text-style-name="P6" draw:layer="layout" svg:width="9.988cm" svg:height="0.59cm" svg:x="6.553cm" svg:y="17.57cm">
          <draw:text-box>
            <text:p text:style-name="P1"><text:span text:style-name="T4">14)Which command is used to create a</text:span></text:p>
          </draw:text-box>
        </draw:frame>
        <draw:frame draw:style-name="gr5" draw:text-style-name="P6" draw:layer="layout" svg:width="8.155cm" svg:height="0.59cm" svg:x="7.327cm" svg:y="18.202cm">
          <draw:text-box>
            <text:p text:style-name="P1"><text:span text:style-name="T4">directory,hiearchy of directory ?</text:span></text:p>
          </draw:text-box>
        </draw:frame>
        <draw:frame draw:style-name="gr5" draw:text-style-name="P6" draw:layer="layout" svg:width="2.711cm" svg:height="0.59cm" svg:x="9.631cm" svg:y="18.835cm">
          <draw:text-box>
            <text:p text:style-name="P1"><text:span text:style-name="T4">ans:-mkdir</text:span></text:p>
          </draw:text-box>
        </draw:frame>
        <draw:frame draw:style-name="gr5" draw:text-style-name="P6" draw:layer="layout" svg:width="13.959cm" svg:height="0.59cm" svg:x="4.771cm" svg:y="19.468cm">
          <draw:text-box>
            <text:p text:style-name="P1"><text:span text:style-name="T4">15)Which command is used to know IP </text:span><text:span text:style-name="T4">address of your</text:span></text:p>
          </draw:text-box>
        </draw:frame>
        <draw:frame draw:style-name="gr5" draw:text-style-name="P6" draw:layer="layout" svg:width="2.114cm" svg:height="0.59cm" svg:x="9.926cm" svg:y="20.1cm">
          <draw:text-box>
            <text:p text:style-name="P1"><text:span text:style-name="T4">system?</text:span></text:p>
          </draw:text-box>
        </draw:frame>
        <draw:frame draw:style-name="gr5" draw:text-style-name="P6" draw:layer="layout" svg:width="4.193cm" svg:height="0.59cm" svg:x="8.956cm" svg:y="20.733cm">
          <draw:text-box>
            <text:p text:style-name="P1"><text:span text:style-name="T4">ans:-ipconfig /all</text:span></text:p>
          </draw:text-box>
        </draw:frame>
        <draw:frame draw:style-name="gr5" draw:text-style-name="P6" draw:layer="layout" svg:width="13.976cm" svg:height="0.59cm" svg:x="4.786cm" svg:y="21.365cm">
          <draw:text-box>
            <text:p text:style-name="P1"><text:span text:style-name="T4">16)Which command will not accept file </text:span><text:span text:style-name="T4">name as input?</text:span></text:p>
          </draw:text-box>
        </draw:frame>
        <draw:frame draw:style-name="gr5" draw:text-style-name="P6" draw:layer="layout" svg:width="2.644cm" svg:height="0.59cm" svg:x="9.672cm" svg:y="21.998cm">
          <draw:text-box>
            <text:p text:style-name="P1"><text:span text:style-name="T4">ans:-malix</text:span></text:p>
          </draw:text-box>
        </draw:frame>
        <draw:frame draw:style-name="gr5" draw:text-style-name="P6" draw:layer="layout" svg:width="11.534cm" svg:height="0.59cm" svg:x="5.899cm" svg:y="22.631cm">
          <draw:text-box>
            <text:p text:style-name="P1"><text:span text:style-name="T4">17)Which command is used to rename a </text:span><text:span text:style-name="T4">file?</text:span></text:p>
          </draw:text-box>
        </draw:frame>
        <draw:frame draw:style-name="gr5" draw:text-style-name="P6" draw:layer="layout" svg:width="6.369cm" svg:height="0.59cm" svg:x="8.179cm" svg:y="23.263cm">
          <draw:text-box>
            <text:p text:style-name="P1"><text:span text:style-name="T4">ans:-mv¡oldfile¿¡newfile¿</text:span></text:p>
          </draw:text-box>
        </draw:frame>
        <draw:frame draw:style-name="gr3" draw:text-style-name="P4" draw:layer="layout" svg:width="0.35cm" svg:height="0.412cm" svg:x="10.694cm" svg:y="24.461cm">
          <draw:text-box>
            <text:p text:style-name="P1"><text:span text:style-name="T5">2</text:span></text:p>
          </draw:text-box>
        </draw:frame>
      </draw:page>
      <draw:page draw:name="page3" draw:style-name="dp1" draw:master-page-name="master-page33">
        <draw:frame draw:style-name="gr5" draw:text-style-name="P6" draw:layer="layout" svg:width="10.441cm" svg:height="0.59cm" svg:x="6.32cm" svg:y="4.313cm">
          <draw:text-box>
            <text:p text:style-name="P1"><text:span text:style-name="T4">18)The purpose of the command ”type”?</text:span></text:p>
          </draw:text-box>
        </draw:frame>
        <draw:frame draw:style-name="gr5" draw:text-style-name="P6" draw:layer="layout" svg:width="12.355cm" svg:height="0.59cm" svg:x="5.479cm" svg:y="4.945cm">
          <draw:text-box>
            <text:p text:style-name="P1"><text:span text:style-name="T4">ans:-”The standard output of the type </text:span><text:span text:style-name="T4">command</text:span></text:p>
          </draw:text-box>
        </draw:frame>
        <draw:frame draw:style-name="gr5" draw:text-style-name="P6" draw:layer="layout" svg:width="14.12cm" svg:height="0.59cm" svg:x="4.805cm" svg:y="5.578cm">
          <draw:text-box>
            <text:p text:style-name="P1"><text:span text:style-name="T4">contains information about the specified </text:span><text:span text:style-name="T4">command and</text:span></text:p>
          </draw:text-box>
        </draw:frame>
        <draw:frame draw:style-name="gr5" draw:text-style-name="P6" draw:layer="layout" svg:width="9.988cm" svg:height="0.59cm" svg:x="6.488cm" svg:y="6.211cm">
          <draw:text-box>
            <text:p text:style-name="P1"><text:span text:style-name="T4">identifies whether this is a shell built-in</text:span></text:p>
          </draw:text-box>
        </draw:frame>
        <draw:frame draw:style-name="gr5" draw:text-style-name="P6" draw:layer="layout" svg:width="12.152cm" svg:height="0.59cm" svg:x="5.651cm" svg:y="6.843cm">
          <draw:text-box>
            <text:p text:style-name="P1"><text:span text:style-name="T4">command,subroutine,alias,or </text:span><text:span text:style-name="T4">keyword.The type</text:span></text:p>
          </draw:text-box>
        </draw:frame>
        <draw:frame draw:style-name="gr5" draw:text-style-name="P6" draw:layer="layout" svg:width="13.997cm" svg:height="0.59cm" svg:x="4.908cm" svg:y="7.476cm">
          <draw:text-box>
            <text:p text:style-name="P1"><text:span text:style-name="T4">command indicates how the specified </text:span><text:span text:style-name="T4">command would</text:span></text:p>
          </draw:text-box>
        </draw:frame>
        <draw:frame draw:style-name="gr5" draw:text-style-name="P6" draw:layer="layout" svg:width="5.679cm" svg:height="0.59cm" svg:x="8.392cm" svg:y="8.108cm">
          <draw:text-box>
            <text:p text:style-name="P1"><text:span text:style-name="T4">be interpreted if used.</text:span></text:p>
          </draw:text-box>
        </draw:frame>
        <draw:frame draw:style-name="gr5" draw:text-style-name="P6" draw:layer="layout" svg:width="13.294cm" svg:height="0.59cm" svg:x="5.042cm" svg:y="8.741cm">
          <draw:text-box>
            <text:p text:style-name="P1"><text:span text:style-name="T4">”</text:span><text:span text:style-name="T4">19)Write command with related option </text:span><text:span text:style-name="T4">to know the</text:span></text:p>
          </draw:text-box>
        </draw:frame>
        <draw:frame draw:style-name="gr5" draw:text-style-name="P6" draw:layer="layout" svg:width="2.796cm" svg:height="0.59cm" svg:x="9.619cm" svg:y="9.374cm">
          <draw:text-box>
            <text:p text:style-name="P1"><text:span text:style-name="T4">kernel file?</text:span></text:p>
          </draw:text-box>
        </draw:frame>
        <draw:frame draw:style-name="gr5" draw:text-style-name="P6" draw:layer="layout" svg:width="3.571cm" svg:height="0.59cm" svg:x="9.294cm" svg:y="10.006cm">
          <draw:text-box>
            <text:p text:style-name="P1"><text:span text:style-name="T4">ans:-uname -r</text:span></text:p>
          </draw:text-box>
        </draw:frame>
        <draw:frame draw:style-name="gr5" draw:text-style-name="P6" draw:layer="layout" svg:width="10.691cm" svg:height="0.59cm" svg:x="6.221cm" svg:y="10.639cm">
          <draw:text-box>
            <text:p text:style-name="P1"><text:span text:style-name="T4">20)Which file contains the root password?</text:span></text:p>
          </draw:text-box>
        </draw:frame>
        <draw:frame draw:style-name="gr5" draw:text-style-name="P6" draw:layer="layout" svg:width="5.226cm" svg:height="0.59cm" svg:x="8.534cm" svg:y="11.272cm">
          <draw:text-box>
            <text:p text:style-name="P1"><text:span text:style-name="T4">ans:-/etc/passwd file</text:span></text:p>
          </draw:text-box>
        </draw:frame>
        <draw:frame draw:style-name="gr5" draw:text-style-name="P6" draw:layer="layout" svg:width="11.161cm" svg:height="0.59cm" svg:x="6.002cm" svg:y="11.904cm">
          <draw:text-box>
            <text:p text:style-name="P1"><text:span text:style-name="T4">21) i.Write a command to display the </text:span><text:span text:style-name="T4">fields:</text:span></text:p>
          </draw:text-box>
        </draw:frame>
        <draw:frame draw:style-name="gr5" draw:text-style-name="P6" draw:layer="layout" svg:width="6.767cm" svg:height="0.59cm" svg:x="7.922cm" svg:y="12.537cm">
          <draw:text-box>
            <text:p text:style-name="P1"><text:span text:style-name="T4">Name,Department,Salary?</text:span></text:p>
          </draw:text-box>
        </draw:frame>
        <draw:frame draw:style-name="gr3" draw:text-style-name="P4" draw:layer="layout" svg:width="0.35cm" svg:height="0.412cm" svg:x="12.17cm" svg:y="13.129cm">
          <draw:text-box>
            <text:p text:style-name="P1"><text:span text:style-name="T6">′</text:span></text:p>
          </draw:text-box>
        </draw:frame>
        <draw:frame draw:style-name="gr5" draw:text-style-name="P6" draw:layer="layout" svg:width="5.234cm" svg:height="0.59cm" svg:x="7.749cm" svg:y="13.169cm">
          <draw:text-box>
            <text:p text:style-name="P1"><text:span text:style-name="T4">ans:-awk ’print 2</text:span><text:span text:style-name="T7">,</text:span><text:span text:style-name="T4">4,6</text:span></text:p>
          </draw:text-box>
        </draw:frame>
        <draw:frame draw:style-name="gr5" draw:text-style-name="P6" draw:layer="layout" svg:width="1.882cm" svg:height="0.59cm" svg:x="12.284cm" svg:y="13.169cm">
          <draw:text-box>
            <text:p text:style-name="P1"><text:span text:style-name="T7">emp.</text:span><text:span text:style-name="T4">1</text:span><text:span text:style-name="T7">s</text:span></text:p>
          </draw:text-box>
        </draw:frame>
        <draw:frame draw:style-name="gr5" draw:text-style-name="P6" draw:layer="layout" svg:width="11.835cm" svg:height="0.59cm" svg:x="5.664cm" svg:y="13.802cm">
          <draw:text-box>
            <text:p text:style-name="P1"><text:span text:style-name="T4">ii.What is the output of cut -d</text:span><text:span text:style-name="T7">∥ − f</text:span><text:span text:style-name="T4"> 2</text:span><text:span text:style-name="T7">,</text:span><text:span text:style-name="T4"> </text:span><text:span text:style-name="T4">3</text:span><text:span text:style-name="T7">emp.</text:span><text:span text:style-name="T4">1</text:span><text:span text:style-name="T7">st</text:span></text:p>
          </draw:text-box>
        </draw:frame>
        <draw:frame draw:style-name="gr5" draw:text-style-name="P6" draw:layer="layout" svg:width="5.484cm" svg:height="0.59cm" svg:x="8.46cm" svg:y="14.435cm">
          <draw:text-box>
            <text:p text:style-name="P1"><text:span text:style-name="T4">ans:- a.k.shukla—g.m</text:span></text:p>
          </draw:text-box>
        </draw:frame>
        <draw:frame draw:style-name="gr5" draw:text-style-name="P6" draw:layer="layout" svg:width="5.158cm" svg:height="0.59cm" svg:x="8.557cm" svg:y="15.067cm">
          <draw:text-box>
            <text:p text:style-name="P1"><text:span text:style-name="T4">jai sharma—director</text:span></text:p>
          </draw:text-box>
        </draw:frame>
        <draw:frame draw:style-name="gr5" draw:text-style-name="P6" draw:layer="layout" svg:width="13.29cm" svg:height="0.59cm" svg:x="5.094cm" svg:y="15.7cm">
          <draw:text-box>
            <text:p text:style-name="P1"><text:span text:style-name="T4">sumit chakrobarty—d.g.m barun </text:span><text:span text:style-name="T4">sengupta—director</text:span></text:p>
          </draw:text-box>
        </draw:frame>
        <draw:frame draw:style-name="gr5" draw:text-style-name="P6" draw:layer="layout" svg:width="0.938cm" svg:height="0.59cm" svg:x="8.4cm" svg:y="16.333cm">
          <draw:text-box>
            <text:p text:style-name="P1"><text:span text:style-name="T4">n.k.</text:span></text:p>
          </draw:text-box>
        </draw:frame>
        <draw:frame draw:style-name="gr5" draw:text-style-name="P6" draw:layer="layout" svg:width="4.379cm" svg:height="0.59cm" svg:x="9.433cm" svg:y="16.333cm">
          <draw:text-box>
            <text:p text:style-name="P1"><text:span text:style-name="T4">gupta—chairman</text:span></text:p>
          </draw:text-box>
        </draw:frame>
        <draw:frame draw:style-name="gr5" draw:text-style-name="P6" draw:layer="layout" svg:width="6.924cm" svg:height="0.59cm" svg:x="7.862cm" svg:y="16.965cm">
          <draw:text-box>
            <text:p text:style-name="P1"><text:span text:style-name="T4">chanchal sanghvi—director</text:span></text:p>
          </draw:text-box>
        </draw:frame>
        <draw:frame draw:style-name="gr5" draw:text-style-name="P6" draw:layer="layout" svg:width="5.459cm" svg:height="0.59cm" svg:x="8.469cm" svg:y="17.598cm">
          <draw:text-box>
            <text:p text:style-name="P1"><text:span text:style-name="T4">karuna ganguly—g.m</text:span></text:p>
          </draw:text-box>
        </draw:frame>
        <draw:frame draw:style-name="gr5" draw:text-style-name="P6" draw:layer="layout" svg:width="0.912cm" svg:height="0.59cm" svg:x="8.177cm" svg:y="18.23cm">
          <draw:text-box>
            <text:p text:style-name="P1"><text:span text:style-name="T4">s.n.</text:span></text:p>
          </draw:text-box>
        </draw:frame>
        <draw:frame draw:style-name="gr5" draw:text-style-name="P6" draw:layer="layout" svg:width="5.112cm" svg:height="0.59cm" svg:x="9.144cm" svg:y="18.23cm">
          <draw:text-box>
            <text:p text:style-name="P1"><text:span text:style-name="T4">dasgopul—manager</text:span></text:p>
          </draw:text-box>
        </draw:frame>
        <draw:frame draw:style-name="gr5" draw:text-style-name="P6" draw:layer="layout" svg:width="7.19cm" svg:height="0.59cm" svg:x="7.719cm" svg:y="18.863cm">
          <draw:text-box>
            <text:p text:style-name="P1"><text:span text:style-name="T4">jayant Choudary—executive</text:span></text:p>
          </draw:text-box>
        </draw:frame>
        <draw:frame draw:style-name="gr5" draw:text-style-name="P6" draw:layer="layout" svg:width="6.217cm" svg:height="0.59cm" svg:x="8.173cm" svg:y="19.496cm">
          <draw:text-box>
            <text:p text:style-name="P1"><text:span text:style-name="T4">anil aggarwal—manager</text:span></text:p>
          </draw:text-box>
        </draw:frame>
        <draw:frame draw:style-name="gr5" draw:text-style-name="P6" draw:layer="layout" svg:width="6.056cm" svg:height="0.59cm" svg:x="8.146cm" svg:y="20.128cm">
          <draw:text-box>
            <text:p text:style-name="P1"><text:span text:style-name="T4">lalit chowdury—director</text:span></text:p>
          </draw:text-box>
        </draw:frame>
        <draw:frame draw:style-name="gr5" draw:text-style-name="P6" draw:layer="layout" svg:width="5.916cm" svg:height="0.59cm" svg:x="8.341cm" svg:y="20.761cm">
          <draw:text-box>
            <text:p text:style-name="P1"><text:span text:style-name="T4">shyam saksena—d.g.m</text:span></text:p>
          </draw:text-box>
        </draw:frame>
        <draw:frame draw:style-name="gr5" draw:text-style-name="P6" draw:layer="layout" svg:width="6.754cm" svg:height="0.59cm" svg:x="7.945cm" svg:y="21.394cm">
          <draw:text-box>
            <text:p text:style-name="P1"><text:span text:style-name="T4">sudhir agarwal—executive</text:span></text:p>
          </draw:text-box>
        </draw:frame>
        <draw:frame draw:style-name="gr5" draw:text-style-name="P6" draw:layer="layout" svg:width="0.785cm" svg:height="0.59cm" svg:x="8.881cm" svg:y="22.026cm">
          <draw:text-box>
            <text:p text:style-name="P1"><text:span text:style-name="T4">j.b.</text:span></text:p>
          </draw:text-box>
        </draw:frame>
        <draw:frame draw:style-name="gr5" draw:text-style-name="P6" draw:layer="layout" svg:width="3.478cm" svg:height="0.59cm" svg:x="9.803cm" svg:y="22.026cm">
          <draw:text-box>
            <text:p text:style-name="P1"><text:span text:style-name="T4">saxena—g.m.</text:span></text:p>
          </draw:text-box>
        </draw:frame>
        <draw:frame draw:style-name="gr5" draw:text-style-name="P6" draw:layer="layout" svg:width="0.916cm" svg:height="0.59cm" svg:x="8.724cm" svg:y="22.659cm">
          <draw:text-box>
            <text:p text:style-name="P1"><text:span text:style-name="T4">v.k.</text:span></text:p>
          </draw:text-box>
        </draw:frame>
        <draw:frame draw:style-name="gr5" draw:text-style-name="P6" draw:layer="layout" svg:width="3.672cm" svg:height="0.59cm" svg:x="9.742cm" svg:y="22.659cm">
          <draw:text-box>
            <text:p text:style-name="P1"><text:span text:style-name="T4">agarwal—g.m.</text:span></text:p>
          </draw:text-box>
        </draw:frame>
        <draw:frame draw:style-name="gr3" draw:text-style-name="P4" draw:layer="layout" svg:width="0.35cm" svg:height="0.412cm" svg:x="10.694cm" svg:y="24.461cm">
          <draw:text-box>
            <text:p text:style-name="P1"><text:span text:style-name="T5">3</text:span></text:p>
          </draw:text-box>
        </draw:frame>
      </draw:page>
      <draw:page draw:name="page4" draw:style-name="dp1" draw:master-page-name="master-page40">
        <draw:frame draw:style-name="gr5" draw:text-style-name="P6" draw:layer="layout" svg:width="12.037cm" svg:height="0.59cm" svg:x="5.444cm" svg:y="4.285cm">
          <draw:text-box>
            <text:p text:style-name="P1"><text:span text:style-name="T4">iii.What is the </text:span><text:span text:style-name="T4">output of sort -t”—” </text:span><text:span text:style-name="T4">-k 2 emp.1st</text:span></text:p>
          </draw:text-box>
        </draw:frame>
        <draw:frame draw:style-name="gr5" draw:text-style-name="P6" draw:layer="layout" svg:width="4.57cm" svg:height="0.59cm" svg:x="8.874cm" svg:y="4.917cm">
          <draw:text-box>
            <text:p text:style-name="P1"><text:span text:style-name="T4">a</text:span><text:span text:style-name="T4">n</text:span><text:span text:style-name="T4">s</text:span><text:span text:style-name="T4">:</text:span><text:span text:style-name="T4">-</text:span><text:span text:style-name="T4">p</text:span><text:span text:style-name="T4">i</text:span><text:span text:style-name="T4">p</text:span><text:span text:style-name="T4">e</text:span><text:span text:style-name="T4"> </text:span><text:span text:style-name="T4">d</text:span><text:span text:style-name="T4">q</text:span><text:span text:style-name="T4">u</text:span><text:span text:style-name="T4">o</text:span><text:span text:style-name="T4">t</text:span><text:span text:style-name="T4">e</text:span><text:span text:style-name="T4">¿</text:span></text:p>
          </draw:text-box>
        </draw:frame>
        <draw:frame draw:style-name="gr5" draw:text-style-name="P6" draw:layer="layout" svg:width="13.049cm" svg:height="0.59cm" svg:x="5.156cm" svg:y="5.55cm">
          <draw:text-box>
            <text:p text:style-name="P1"><text:span text:style-name="T4">iv.Write a command to </text:span><text:span text:style-name="T4">sort text based on fifth </text:span><text:span text:style-name="T4">field</text:span></text:p>
          </draw:text-box>
        </draw:frame>
        <draw:frame draw:style-name="gr5" draw:text-style-name="P6" draw:layer="layout" svg:width="1.534cm" svg:height="0.59cm" svg:x="10.032cm" svg:y="6.182cm">
          <draw:text-box>
            <text:p text:style-name="P1"><text:span text:style-name="T4">(DOB)</text:span></text:p>
          </draw:text-box>
        </draw:frame>
        <draw:frame draw:style-name="gr5" draw:text-style-name="P6" draw:layer="layout" svg:width="5.594cm" svg:height="0.59cm" svg:x="8.431cm" svg:y="6.815cm">
          <draw:text-box>
            <text:p text:style-name="P1"><text:span text:style-name="T4">ans:-sort -k 6 </text:span><text:span text:style-name="T4">emp.1st</text:span></text:p>
          </draw:text-box>
        </draw:frame>
        <draw:frame draw:style-name="gr3" draw:text-style-name="P4" draw:layer="layout" svg:width="0.35cm" svg:height="0.412cm" svg:x="10.694cm" svg:y="24.461cm">
          <draw:text-box>
            <text:p text:style-name="P1"><text:span text:style-name="T5">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puter Modern" svg:font-family="'Computer Modern'"/>
    <style:font-face style:name="Computer Modern1" svg:font-family="'Computer Modern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5.6cm" fo:margin-bottom="1cm" fo:margin-left="4.8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0" style:page-layout-name="PM0" draw:style-name="Mdp1"/>
    <style:master-page style:name="master-page33" style:page-layout-name="PM0" draw:style-name="Mdp1"/>
    <style:master-page style:name="master-page3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0-06T12:04:09.612859773</dc:date>
    <meta:editing-duration>PT4M26S</meta:editing-duration>
    <meta:editing-cycles>1</meta:editing-cycles>
    <meta:document-statistic meta:object-count="105"/>
    <meta:generator>LibreOffice/7.3.2.2$Linux_X86_64 LibreOffice_project/30$Build-2</meta:generator>
  </office:meta>
</office:document-meta>
</file>